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016cm" svg:x="2.286cm" svg:y="0.508cm">
          <draw:text-box>
            <text:p><text:span text:style-name="T1">MSB</text:span></text:p>
          </draw:text-box>
        </draw:frame>
        <draw:frame draw:style-name="gr1" draw:text-style-name="P1" draw:layer="layout" svg:width="1.524cm" svg:height="1.016cm" svg:x="8.382cm" svg:y="0.508cm">
          <draw:text-box>
            <text:p><text:span text:style-name="T1">LSB</text:span></text:p>
          </draw:text-box>
        </draw:frame>
        <draw:custom-shape draw:style-name="gr2" draw:text-style-name="P2" draw:layer="layout" svg:width="1.905cm" svg:height="1.143cm" svg:x="3.048cm" svg:y="1.1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0.138cm" svg:y="1.383cm">
          <draw:text-box>
            <text:p><text:span text:style-name="T1">SHLL8</text:span></text:p>
          </draw:text-box>
        </draw:frame>
        <draw:line draw:style-name="gr3" draw:text-style-name="P3" draw:layer="layout" svg:x1="3.048cm" svg:y1="3.175cm" svg:x2="4.953cm" svg:y2="2.286cm">
          <text:p/>
        </draw:line>
        <draw:custom-shape draw:style-name="gr4" draw:text-style-name="P2" draw:layer="layout" svg:width="4.064cm" svg:height="1.143cm" svg:x="4.953cm" svg:y="1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1.143cm" svg:x="7.112cm" svg:y="3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64cm" svg:height="1.143cm" svg:x="3.048cm" svg:y="3.1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112cm" svg:y1="3.175cm" svg:x2="9.017cm" svg:y2="2.286cm">
          <text:p/>
        </draw:line>
        <draw:line draw:style-name="gr3" draw:text-style-name="P3" draw:layer="layout" svg:x1="9.017cm" svg:y1="3.81cm" svg:x2="10.414cm" svg:y2="3.81cm">
          <text:p/>
        </draw:line>
        <draw:frame draw:style-name="gr1" draw:text-style-name="P1" draw:layer="layout" svg:width="0.889cm" svg:height="1.016cm" svg:x="10.414cm" svg:y="3.429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33:14</dc:date>
    <dc:creator>Yam </dc:creator>
    <meta:editing-duration>PT21M55S</meta:editing-duration>
    <meta:editing-cycles>17</meta:editing-cycles>
    <meta:generator>LibreOffice/3.5$Linux_x86 LibreOffice_project/350m1$Build-2</meta:generator>
    <meta:document-statistic meta:object-count="11"/>
  </office:meta>
</office:document-meta>
</file>